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fa35f" officeooo:paragraph-rsid="000fa35f"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fa35f"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15">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_header.html.e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7">✓</text:p>
          </table:table-cell>
          <table:table-cell table:style-name="Table3.A1" office:value-type="string">
            <text:p text:style-name="P11"/>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2295234986351691992"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937200009016"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2937489923560"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9:35.691290911</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8" meta:non-whitespace-character-count="2155"/>
  </office:meta>
</office:document-meta>
</file>